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8.2cm" table:align="margins"/>
    </style:style>
    <style:style style:name="Tableau1.A" style:family="table-column">
      <style:table-column-properties style:column-width="4.549cm" style:rel-column-width="16383*"/>
    </style:style>
    <style:style style:name="Tableau1.D" style:family="table-column">
      <style:table-column-properties style:column-width="4.5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576cm" table:align="left"/>
    </style:style>
    <style:style style:name="Tableau2.A" style:family="table-column">
      <style:table-column-properties style:column-width="8.576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9.562cm" table:align="left"/>
    </style:style>
    <style:style style:name="Tableau3.A" style:family="table-column">
      <style:table-column-properties style:column-width="9.562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62cm" table:align="left"/>
    </style:style>
    <style:style style:name="Tableau4.A" style:family="table-column">
      <style:table-column-properties style:column-width="5.62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62cm" table:align="left"/>
    </style:style>
    <style:style style:name="Tableau5.A" style:family="table-column">
      <style:table-column-properties style:column-width="5.62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1.095cm" table:align="left"/>
    </style:style>
    <style:style style:name="Tableau6.A" style:family="table-column">
      <style:table-column-properties style:column-width="11.095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6.715cm" table:align="left"/>
    </style:style>
    <style:style style:name="Tableau7.A" style:family="table-column">
      <style:table-column-properties style:column-width="6.715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6.678cm" table:align="left"/>
    </style:style>
    <style:style style:name="Tableau8.A" style:family="table-column">
      <style:table-column-properties style:column-width="6.678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6.697cm" table:align="left"/>
    </style:style>
    <style:style style:name="Tableau9.A" style:family="table-column">
      <style:table-column-properties style:column-width="6.697cm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6.697cm" table:align="left"/>
    </style:style>
    <style:style style:name="Tableau10.A" style:family="table-column">
      <style:table-column-properties style:column-width="6.697cm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26" style:family="paragraph" style:parent-style-name="Standard" style:list-style-name="L1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27" style:family="paragraph" style:parent-style-name="Standard" style:list-style-name="L12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 style:list-style-name="L13">
      <style:paragraph-properties fo:text-align="start" style:justify-single-word="fals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text-line-through-style="solid" fo:font-size="12pt" style:font-size-asian="10.5pt" style:font-size-complex="12pt"/>
    </style:style>
    <style:style style:name="P36" style:family="paragraph" style:parent-style-name="Table_20_Contents">
      <style:paragraph-properties fo:text-align="start" style:justify-single-word="false" style:writing-mode="lr-tb"/>
      <style:text-properties fo:font-size="12pt" style:font-size-asian="10.5pt" style:font-size-complex="12pt"/>
    </style:style>
    <style:style style:name="P37" style:family="paragraph" style:parent-style-name="Table_20_Contents">
      <style:paragraph-properties fo:text-align="start" style:justify-single-word="false" style:writing-mode="lr-tb"/>
      <style:text-properties style:text-line-through-style="solid" fo:font-size="12pt" style:font-size-asian="10.5pt" style:font-size-complex="12pt"/>
    </style:style>
    <style:style style:name="P38" style:family="paragraph" style:parent-style-name="Table_20_Contents">
      <style:paragraph-properties fo:text-align="start" style:justify-single-word="false" style:writing-mode="lr-tb"/>
      <style:text-properties style:text-line-through-style="none" fo:font-size="12pt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9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Programmation Objet</text:p>
      <text:p text:style-name="P1">Stephane Loiseau</text:p>
      <text:p text:style-name="P2"/>
      <text:p text:style-name="P3"/>
      <text:p text:style-name="P3">Qu'est-ce qu'un programme ?</text:p>
      <text:list xml:id="list1564893906" text:style-name="L1">
        <text:list-item>
          <text:p text:style-name="P12">une suite d'instructions</text:p>
        </text:list-item>
        <text:list-item>
          <text:p text:style-name="P12">la metaphore du cours de cuisine</text:p>
        </text:list-item>
        <text:list-item>
          <text:p text:style-name="P12">les langages classiques de programmation (dits proceduraux)</text:p>
          <text:list>
            <text:list-header>
              <text:p text:style-name="P12">un programme = un ensemble d'instruction qui manipulent des données</text:p>
            </text:list-header>
          </text:list>
        </text:list-item>
      </text:list>
      <text:list xml:id="list797448705" text:style-name="L2">
        <text:list-item>
          <text:p text:style-name="P13">languages compilés VS interprétés</text:p>
        </text:list-item>
        <text:list-item>
          <text:p text:style-name="P13">langage fonctionnel et logique</text:p>
        </text:list-item>
        <text:list-item>
          <text:p text:style-name="P13">langage compiler en byteCode puis interpreter ensuite pour le processeur (le cas de java)</text:p>
          <text:p text:style-name="P18">LANGAGE OBJET</text:p>
        </text:list-item>
        <text:list-item>
          <text:p text:style-name="P13">langage orienté objet LLO, programme orienté objet POO</text:p>
        </text:list-item>
        <text:list-item>
          <text:p text:style-name="P13">programmer ou concevoir : regrouper données et traitement, hierarchiser.</text:p>
        </text:list-item>
        <text:list-item>
          <text:p text:style-name="P13">Executer un programme : des messages entre entités</text:p>
        </text:list-item>
        <text:list-item>
          <text:p text:style-name="P13">Simula (1965-1970) langage américain ; notion de <text:span text:style-name="T1">classe</text:span></text:p>
          <text:list>
            <text:list-header>
              <text:p text:style-name="P13">principe 1 : raccroche à la structure de données (champs), les codes qui peuvent les manipuler (méthode). Véritable copernicienne</text:p>
            </text:list-header>
          </text:list>
        </text:list-item>
      </text:list>
      <text:list xml:id="list701551654" text:style-name="L3">
        <text:list-item>
          <text:p text:style-name="P14">Smalltalk (1970-1975) : notion d'<text:span text:style-name="T1">héritage</text:span></text:p>
          <text:list>
            <text:list-header>
              <text:p text:style-name="P14">A. kay (souris, interfaces graphiques avec fenetres ...) Xerox</text:p>
              <text:p text:style-name="P14">principe 2 : on hiérarchise les classes</text:p>
            </text:list-header>
          </text:list>
        </text:list-item>
        <text:list-item>
          <text:p text:style-name="P14">en dehors des labos : 1980 smalltalk 1990 Eiffel, Lispobjet, pascalobjet, c++, java</text:p>
          <text:p text:style-name="P14"/>
          <text:p text:style-name="P19"/>
        </text:list-item>
      </text:list>
      <text:p text:style-name="P4">Languages</text:p>
      <text:p text:style-name="P6">le compilateur fait la traduction et donne les erreurs, la traduction donne un fichier executable en assembleur. </text:p>
      <text:p text:style-name="P6">L'interpreteur fait la traduction au fur et à mesure de l'execution du programme source, c'est beaucoup moins rapide.(Basic, Prologue...)</text:p>
      <text:p text:style-name="P5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10">fonctionnel</text:p>
          </table:table-cell>
          <table:table-cell table:style-name="Tableau1.A1" office:value-type="string">
            <text:p text:style-name="P10">procéduraux</text:p>
          </table:table-cell>
          <table:table-cell table:style-name="Tableau1.A1" office:value-type="string">
            <text:p text:style-name="P10">Orienté objet</text:p>
          </table:table-cell>
          <table:table-cell table:style-name="Tableau1.D1" office:value-type="string">
            <text:p text:style-name="P10">logique</text:p>
          </table:table-cell>
        </table:table-row>
        <table:table-row>
          <table:table-cell table:style-name="Tableau1.A2" office:value-type="string">
            <text:p text:style-name="P9">Lisp</text:p>
          </table:table-cell>
          <table:table-cell table:style-name="Tableau1.A2" office:value-type="string">
            <text:p text:style-name="P9">pascal</text:p>
          </table:table-cell>
          <table:table-cell table:style-name="Tableau1.A2" office:value-type="string">
            <text:p text:style-name="P9">simula</text:p>
          </table:table-cell>
          <table:table-cell table:style-name="Tableau1.D2" office:value-type="string">
            <text:p text:style-name="P9">prolog</text:p>
          </table:table-cell>
        </table:table-row>
        <table:table-row>
          <table:table-cell table:style-name="Tableau1.A2" office:value-type="string">
            <text:p text:style-name="P9">caml</text:p>
          </table:table-cell>
          <table:table-cell table:style-name="Tableau1.A2" office:value-type="string">
            <text:p text:style-name="P9">C</text:p>
          </table:table-cell>
          <table:table-cell table:style-name="Tableau1.A2" office:value-type="string">
            <text:p text:style-name="P9">smalltalk</text:p>
          </table:table-cell>
          <table:table-cell table:style-name="Tableau1.D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>Lelisp</text:p>
          </table:table-cell>
          <table:table-cell table:style-name="Tableau1.A2" office:value-type="string">
            <text:p text:style-name="P9">ada</text:p>
          </table:table-cell>
          <table:table-cell table:style-name="Tableau1.A2" office:value-type="string">
            <text:p text:style-name="P9">C++</text:p>
          </table:table-cell>
          <table:table-cell table:style-name="Tableau1.D2" office:value-type="string">
            <text:p text:style-name="P9">(pas de fonction if)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fortran</text:p>
          </table:table-cell>
          <table:table-cell table:style-name="Tableau1.A2" office:value-type="string">
            <text:p text:style-name="P9">java</text:p>
          </table:table-cell>
          <table:table-cell table:style-name="Tableau1.D2" office:value-type="string">
            <text:p text:style-name="P9">(pas de while)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cobol</text:p>
          </table:table-cell>
          <table:table-cell table:style-name="Tableau1.A2" office:value-type="string">
            <text:p text:style-name="P9">eiffel</text:p>
          </table:table-cell>
          <table:table-cell table:style-name="Tableau1.D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D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>Traitement+++</text:p>
            <text:p text:style-name="P9">données --</text:p>
          </table:table-cell>
          <table:table-cell table:style-name="Tableau1.A2" office:value-type="string">
            <text:p text:style-name="P9">Traitement++</text:p>
            <text:p text:style-name="P9">données +</text:p>
          </table:table-cell>
          <table:table-cell table:style-name="Tableau1.A2" office:value-type="string">
            <text:p text:style-name="P9">Traitement+</text:p>
            <text:p text:style-name="P9">données++</text:p>
          </table:table-cell>
          <table:table-cell table:style-name="Tableau1.D2" office:value-type="string">
            <text:p text:style-name="P9">Traitement--</text:p>
            <text:p text:style-name="P9">données+++</text:p>
          </table:table-cell>
        </table:table-row>
      </table:table>
      <text:p text:style-name="P3"/>
      <text:p text:style-name="P3">Biblio :<text:tab/>programmer en java 6 Delannoy Eyrolles 2009</text:p>
      <text:p text:style-name="P3"><text:tab/><text:tab/>conception et programmation par objets J Ferber Hermes</text:p>
      <text:p text:style-name="P3"><text:tab/><text:tab/>les concepts objets à l'épreuve P Prados Eyrolles</text:p>
      <text:p text:style-name="P3"/>
      <text:p text:style-name="P3"/>
      <text:p text:style-name="P8">Principes de la programmation objet</text:p>
      <text:p text:style-name="P3"/>
      <text:p text:style-name="P7"><text:soft-page-break/><text:span text:style-name="T2">la programmation classique</text:span> </text:p>
      <text:list xml:id="list1887099472" text:style-name="L4">
        <text:list-item>
          <text:list>
            <text:list-item>
              <text:p text:style-name="P15">les procedures agissent sur les données</text:p>
              <text:list>
                <text:list-header>
                  <text:p text:style-name="P15">on a une premiere idée des procedures</text:p>
                  <text:p text:style-name="P15">on definit les variables</text:p>
                  <text:p text:style-name="P15">on ecrit les procedures</text:p>
                </text:list-header>
              </text:list>
            </text:list-item>
            <text:list-item>
              <text:p text:style-name="P15">une exécution = appel aux procédures dans un ordre, en donnant les données nécessaires</text:p>
            </text:list-item>
          </text:list>
        </text:list-item>
      </text:list>
      <text:p text:style-name="P3"/>
      <text:p text:style-name="P3">LLO → on pense concept</text:p>
      <text:p text:style-name="P3">programmer : on raccroche à la strucutre de données champs), les codes....</text:p>
      <text:p text:style-name="P3"/>
      <text:p text:style-name="P4">les concepts de bases</text:p>
      <text:p text:style-name="P3">la modelisation amène à concevoir les classes (codes et données). Les objets sont activés par envois de messages lors de l'execution</text:p>
      <text:p text:style-name="P3"/>
      <text:p text:style-name="P4">1<text:span text:style-name="T2"><text:tab/></text:span>classes et instances</text:p>
      <text:p text:style-name="P7"/>
      <text:list xml:id="list1036620913" text:style-name="L5">
        <text:list-item>
          <text:list>
            <text:list-item>
              <text:list>
                <text:list-header>
                  <text:p text:style-name="P16">définition : une classe est un moule (=matrice) à partir duquel sont générés les objets.</text:p>
                  <text:p text:style-name="P16">Un objet généré à partir d'une classe C est une instance de C</text:p>
                  <text:p text:style-name="P16">une classe est constituée d'un ensemble de champs (attribut, variables d'instances) qui décrivent la structure des objets et d'operations, appelés methodes, qui leur sont applicables</text:p>
                </text:list-header>
              </text:list>
            </text:list-item>
          </text:list>
        </text:list-item>
      </text:list>
      <text:p text:style-name="P3"/>
      <text:p text:style-name="P3">exemple :</text:p>
      <text:p text:style-name="P3">en LOLO<text:tab/>classe compte</text:p>
      <text:p text:style-name="P3"><text:tab/><text:tab/>champs credit: nbre</text:p>
      <text:p text:style-name="P3"><text:tab/><text:tab/>debit : nbre</text:p>
      <text:p text:style-name="P3"><text:tab/><text:tab/>fin</text:p>
      <text:p text:style-name="P3"/>
      <text:p text:style-name="P3">en JAVA<text:tab/><text:span text:style-name="T1">classe Compte{</text:span></text:p>
      <text:p text:style-name="P7"><text:tab/><text:tab/>int debit ;</text:p>
      <text:p text:style-name="P7"><text:tab/><text:tab/>int credit;}</text:p>
      <text:p text:style-name="P3"/>
      <text:p text:style-name="P4"><text:span text:style-name="T2">creation d'un objet :</text:span><text:span text:style-name="T4"> un objet est créé par appel à un constructeur (new) appliqué à sa classe. Le resultat de la creation est un objet qui peut etre placé dans une variable, un pointeur sur l'objet.</text:span></text:p>
      <text:p text:style-name="P6"/>
      <text:p text:style-name="P3">En LOLO C1 ← compte ← new() ;</text:p>
      <text:p text:style-name="P3">en JAVA <text:tab/><text:span text:style-name="T1">Compte C1 ;</text:span></text:p>
      <text:p text:style-name="P7"><text:tab/><text:tab/>C1= new Compte() ;</text:p>
      <text:p text:style-name="P3"/>
      <text:p text:style-name="P4">2 <text:tab/>methodes et envois de messages</text:p>
      <text:p text:style-name="P3"/>
      <text:list xml:id="list1684597677" text:style-name="L6">
        <text:list-item>
          <text:p text:style-name="P17">la partie dynamique des objets est assuree par l'envoi de messages</text:p>
        </text:list-item>
        <text:list-item>
          <text:p text:style-name="P17"><text:s/>instruction à un objet : envoyer un message à un objet c'est lui dire la methode qu'il doit adopter, c'est a dire la methode qu'il doit s'appliquer.</text:p>
        </text:list-item>
        <text:list-item>
          <text:p text:style-name="P17">Definitions : une methode est une description au niveau d'une classe, d'un ensemble d'instructions. La methode contient une liste de parametres formels ; elle peut s'appliquer aux objets instances de la classe.</text:p>
        </text:list-item>
        <text:list-item>
          <text:p text:style-name="P17">Un message est constitue du nom de la methodeM) et d'une liste de parametres effectifs.</text:p>
        </text:list-item>
        <text:list-item>
          <text:p text:style-name="P17">Lorsqu'un oblet O reçoit un message M, il s'applique la methode donnée dans M ; celle-ci etant definie dans la classe C de l'objet O.</text:p>
        </text:list-item>
      </text:list>
      <text:p text:style-name="P3"/>
      <text:p text:style-name="P3">En LOLO les methodes :</text:p>
      <text:p text:style-name="P3">...</text:p>
      <text:p text:style-name="P3">deposer(V : nbre)</text:p>
      <text:p text:style-name="P3"><text:tab/>credit ← credit + V</text:p>
      <text:p text:style-name="P3"><text:soft-page-break/>retirer(V:nbre)</text:p>
      <text:p text:style-name="P3"><text:tab/>DEBIT ← DEBIT + v</text:p>
      <text:p text:style-name="P3">avoirSolde () : Nbre</text:p>
      <text:p text:style-name="P3"><text:tab/>retourner credit – debit</text:p>
      <text:p text:style-name="P3">fin</text:p>
      <text:p text:style-name="P3">C1 &lt;= deposer(100) ; <text:s text:c="7"/><text:span text:style-name="T6">&lt;= deposer le message <text:s text:c="5"/>← affecter</text:span></text:p>
      <text:p text:style-name="P3">C1 &lt;= retirer(10) ;</text:p>
      <text:p text:style-name="P3">X ← <text:s/>C1 &lt;= avoirSolde() ;</text:p>
      <text:p text:style-name="P3"/>
      <text:p text:style-name="P3">en JAVA</text:p>
      <text:p text:style-name="P3">…</text:p>
      <text:p text:style-name="P7">Public deposer (int V) {credit <text:s/>+=V ;}</text:p>
      <text:p text:style-name="P7">public retirer(int V) {debit +=V ;}</text:p>
      <text:p text:style-name="P7">public int avoirSolde() {return credit <text:s/>- debit.}</text:p>
      <text:p text:style-name="P7">}</text:p>
      <text:p text:style-name="P7">C1.deposer(100) ; <text:s/>// le point cela veut dire reçoit un message</text:p>
      <text:p text:style-name="P7">C1.retirer(10) ;</text:p>
      <text:p text:style-name="P7">int X ;</text:p>
      <text:p text:style-name="P3"><text:span text:style-name="T1">X= C1.avoirSolde() ; </text:span><text:s text:c="2"/>// le = veut dire affectation</text:p>
      <text:p text:style-name="P3"/>
      <text:p text:style-name="P3"/>
      <text:p text:style-name="P5">mardi 16 octobre 2012</text:p>
      <text:p text:style-name="P5"/>
      <text:p text:style-name="P5">tableau</text:p>
      <text:p text:style-name="P5"><text:span text:style-name="T3">déclaration [] T1, T2 ;<text:tab/><text:tab/>équivalent à int T1[], T2[] ;</text:span></text:p>
      <text:p text:style-name="P5"><text:span text:style-name="T3">création (réservation memoire) T1 = new int []</text:span></text:p>
      <text:p text:style-name="P5"><text:span text:style-name="T3">T1 estunpointeur</text:span></text:p>
      <text:p text:style-name="P5"><text:span text:style-name="T3">pour utiliser : t[i]</text:span></text:p>
      <text:p text:style-name="P5"><text:span text:style-name="T3"/></text:p>
      <text:p text:style-name="P5">tableau de tableaux</text:p>
      <text:p text:style-name="P5"><text:span text:style-name="T3">tableau rctangle ou matrice int [][]= new int [2][3] ;</text:span></text:p>
      <text:p text:style-name="P5"><text:span text:style-name="T3">tanbleau irregulier int [][]</text:span></text:p>
      <text:p text:style-name="P5"><text:span text:style-name="T3"><text:s text:c="2"/>T1= new int [2][] ;</text:span></text:p>
      <text:p text:style-name="P5"><text:span text:style-name="T3">T1[0]= new int <text:s/>[3][] ;</text:span></text:p>
      <text:p text:style-name="P5"><text:span text:style-name="T3">T1[1]= new int [2] ;</text:span></text:p>
      <text:p text:style-name="P5"><text:span text:style-name="T3">Classe Ensemble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4">Ensemble</text:p>
          </table:table-cell>
        </table:table-row>
        <table:table-row>
          <table:table-cell table:style-name="Tableau2.A2" office:value-type="string">
            <text:p text:style-name="P33"/>
          </table:table-cell>
        </table:table-row>
        <table:table-row>
          <table:table-cell table:style-name="Tableau2.A2" office:value-type="string">
            <text:p text:style-name="P33">Union (_:ensemble) : ensemble</text:p>
            <text:p text:style-name="P33">intersection(_:ensemble) : ensemble</text:p>
            <text:p text:style-name="P33">cardinalité() : nbe</text:p>
            <text:p text:style-name="P33">ajouteElt(_ : Objet)</text:p>
            <text:p text:style-name="P33">enleveElt(_ : Objet)</text:p>
          </table:table-cell>
        </table:table-row>
        <table:table-row>
          <table:table-cell table:style-name="Tableau2.A2" office:value-type="string">
            <text:p text:style-name="P33"/>
          </table:table-cell>
        </table:table-row>
      </table:table>
      <text:p text:style-name="P5"><text:span text:style-name="T3">Exemple : Ensemble E3 ← <text:s/>E1&lt;= union(E2) </text:span></text:p>
      <text:p text:style-name="P5"><text:span text:style-name="T3">Classe Dico (dictionnaire, tables associatives)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4">Dico</text:p>
          </table:table-cell>
        </table:table-row>
        <table:table-row>
          <table:table-cell table:style-name="Tableau3.A2" office:value-type="string">
            <text:p text:style-name="P33">At (clef : Objet) : objet//retourn l'element associe a cle</text:p>
            <text:p text:style-name="P33">atput(clef,x) // associe a la clé la valeur x</text:p>
          </table:table-cell>
        </table:table-row>
      </table:table>
      <text:p text:style-name="P4"><text:span text:style-name="T3">En LOLO :</text:span></text:p>
      <text:p text:style-name="P5"><text:span text:style-name="T3">D ← Dico &lt;= new() ;</text:span></text:p>
      <text:p text:style-name="P5"><text:span text:style-name="T3">D &lt;= atput(« Dupont », 15) ;</text:span></text:p>
      <text:p text:style-name="P5"><text:soft-page-break/><text:span text:style-name="T3">D &lt;= atput(« Durand », 20) ;</text:span></text:p>
      <text:p text:style-name="P5"><text:span text:style-name="T3">…</text:span></text:p>
      <text:p text:style-name="P5"><text:span text:style-name="T3">x ← D &lt;= at(« Dupont »)</text:span></text:p>
      <text:p text:style-name="P5"><text:span text:style-name="T3"/></text:p>
      <text:p text:style-name="P5">en java :</text:p>
      <text:p text:style-name="P5"><text:span text:style-name="T3">ensemble : Classe HashSet (TreeSet) addAll(_),</text:span></text:p>
      <text:p text:style-name="P5"><text:span text:style-name="T3">retainAll(_), Size(), Add(_), Remove (_)</text:span></text:p>
      <text:p text:style-name="P5"><text:span text:style-name="T3">Dico : Classe HashMap ((TreeMap) cintainsValues(_), put(_,_)</text:span></text:p>
      <text:p text:style-name="P5"><text:span text:style-name="T3"/></text:p>
      <text:p text:style-name="P5"><text:span text:style-name="T3">En programmation il ne faut pas hésiter à utiliser des mots clairs même s'ils sont longs pour donner de la clareté au programme.</text:span></text:p>
      <text:p text:style-name="P5"><text:span text:style-name="T3"/></text:p>
      <text:p text:style-name="P4"><text:span text:style-name="T3">l'heritage</text:span></text:p>
      <text:list xml:id="list886667121" text:style-name="L8">
        <text:list-item>
          <text:list>
            <text:list-item>
              <text:p text:style-name="P22"><text:span text:style-name="T3">Principe 2 : on hiérarchise les classes</text:span></text:p>
            </text:list-item>
          </text:list>
        </text:list-item>
      </text:list>
      <text:p text:style-name="P5"><text:span text:style-name="T3"/></text:p>
      <text:p text:style-name="P5"><text:span text:style-name="T3">L'intérêt du programme java c'est de faire de nombreuses classes et qu'elles soient hiérarchisés.</text:span></text:p>
      <text:p text:style-name="P5"><text:span text:style-name="T3">La Classe Etudiant <text:s/></text:span><text:span text:style-name="T7">est une sorte de</text:span><text:span text:style-name="T5"> </text:span><text:span text:style-name="T3">Personne</text:span></text:p>
      <text:p text:style-name="P5"><text:span text:style-name="T3">La Classe Enseignant </text:span><text:span text:style-name="T7">est une sorte de</text:span><text:span text:style-name="T5"> </text:span><text:span text:style-name="T3">Personne</text:span></text:p>
      <text:p text:style-name="P5"><text:span text:style-name="T3">L'amphi </text:span><text:span text:style-name="T8">est une sorte de </text:span><text:span text:style-name="T3">Salle</text:span></text:p>
      <text:p text:style-name="P5"><text:span text:style-name="T3">SalleTp </text:span><text:span text:style-name="T8">estune sorte de </text:span><text:span text:style-name="T3">Salle</text:span></text:p>
      <text:list xml:id="list1452533504" text:style-name="L7">
        <text:list-item>
          <text:list>
            <text:list-item>
              <text:p text:style-name="P21"><text:span text:style-name="T3">Methode :</text:span></text:p>
            </text:list-item>
          </text:list>
        </text:list-item>
      </text:list>
      <text:p text:style-name="P5"><text:span text:style-name="T3"><text:tab/>Lors de la conception, on regroupe dans une classe les caracteristiques (champs et methodes) communes de classes se ressemblant</text:span></text:p>
      <text:p text:style-name="P5"><text:span text:style-name="T3"><text:tab/>On hierarchise les classes avec « </text:span><text:span text:style-name="T5">est une sorte de </text:span><text:span text:style-name="T3">»</text:span></text:p>
      <text:list xml:id="list992627436" text:style-name="L9">
        <text:list-item>
          <text:list>
            <text:list-item>
              <text:p text:style-name="P23"><text:span text:style-name="T3">definition :</text:span></text:p>
            </text:list-item>
          </text:list>
        </text:list-item>
      </text:list>
      <text:p text:style-name="P5"><text:span text:style-name="T3"><text:tab/>une sous classe C d'une classe C est une classe sorte de C. SC possede oar défaut les caracteristiques de C.</text:span></text:p>
      <text:p text:style-name="P5"><text:span text:style-name="T3"/></text:p>
      <text:p text:style-name="P5"><text:span text:style-name="T3"><text:tab/>La hierachie pemet ainsi de factoriser l'ecriture (et mise à jour) de caracteristiques de plusieurs sous classes.</text:span></text:p>
      <text:p text:style-name="P5"><text:span text:style-name="T3"><text:tab/>On dit qu'une classe (ou objet) herite des carcteristiques de ses sur-classes.</text:span></text:p>
      <text:p text:style-name="P5"><text:span text:style-name="T3"/></text:p>
      <text:p text:style-name="P5"><text:span text:style-name="T3"/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3">Compte</text:p>
          </table:table-cell>
        </table:table-row>
        <table:table-row>
          <table:table-cell table:style-name="Tableau4.A2" office:value-type="string">
            <text:p text:style-name="P33">Credit : nbre</text:p>
            <text:p text:style-name="P33">debit : nbre</text:p>
            <text:p text:style-name="P33">numeroCompte : nbre</text:p>
          </table:table-cell>
        </table:table-row>
        <table:table-row>
          <table:table-cell table:style-name="Tableau4.A2" office:value-type="string">
            <text:p text:style-name="P36">AvoirSolde() : nbre</text:p>
            <text:p text:style-name="P36">deposer(v : nbre)</text:p>
            <text:p text:style-name="P36">retirer(v:nbre)</text:p>
          </table:table-cell>
        </table:table-row>
      </table:table>
      <text:p text:style-name="P5"><text:span text:style-name="T3"/></text:p>
      <text:p text:style-name="P5"><text:span text:style-name="T3">Un comte epargne est une sorte de compte donc</text:span></text:p>
      <text:p text:style-name="P5"><text:span text:style-name="T3"/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3">CompteEpargne (CE)</text:p>
          </table:table-cell>
        </table:table-row>
        <table:table-row>
          <table:table-cell table:style-name="Tableau5.A2" office:value-type="string">
            <text:p text:style-name="P35">Credit : nbre</text:p>
            <text:p text:style-name="P35">debit : nbre</text:p>
            <text:p text:style-name="P33">taux : nbre</text:p>
          </table:table-cell>
        </table:table-row>
        <table:table-row>
          <table:table-cell table:style-name="Tableau5.A2" office:value-type="string">
            <text:p text:style-name="P37">AvoirSolde() : nbre</text:p>
            <text:p text:style-name="P37">deposer(v : nbre)</text:p>
            <text:p text:style-name="P37">retirer(v:nbre)</text:p>
            <text:p text:style-name="P38">calculerInteret ()</text:p>
          </table:table-cell>
        </table:table-row>
      </table:table>
      <text:p text:style-name="P5"><text:soft-page-break/></text:p>
      <text:p text:style-name="P28">En LOLO</text:p>
      <text:p text:style-name="P5"><text:span text:style-name="T3">Classe CE sousClasseDe CompteEpargne</text:span></text:p>
      <text:p text:style-name="P5"><text:span text:style-name="T3">champs taux : nbre</text:span></text:p>
      <text:p text:style-name="P5"><text:span text:style-name="T3">calculerInteret()</text:span></text:p>
      <text:p text:style-name="P5"><text:span text:style-name="T3"><text:tab/>credit= credit +(credit-debit)*taux</text:span></text:p>
      <text:p text:style-name="P5"><text:span text:style-name="T3"/></text:p>
      <text:p text:style-name="P4"><text:span text:style-name="T3">en JAVA</text:span></text:p>
      <text:p text:style-name="P5"><text:span text:style-name="T3">Class CE extends Compte {</text:span></text:p>
      <text:p text:style-name="P5"><text:span text:style-name="T3">int taux ;</text:span></text:p>
      <text:p text:style-name="P5"><text:span text:style-name="T3">void calculerTaux()</text:span></text:p>
      <text:p text:style-name="P5"><text:span text:style-name="T3"><text:tab/>{credit=credit +(credit-debit)*taux}</text:span></text:p>
      <text:p text:style-name="P5"><text:span text:style-name="T3">}</text:span></text:p>
      <text:p text:style-name="P5"><text:span text:style-name="T3"/></text:p>
      <text:p text:style-name="P4"><text:span text:style-name="T3">B interpretation des messages</text:span></text:p>
      <text:p text:style-name="P4"><text:span text:style-name="T4">l'objet interprete le message qui lui est passé.</text:span></text:p>
      <text:p text:style-name="P4"><text:span text:style-name="T4">L'effet d'un message dépend du receveur (l 'objet) et de l'heritage (hierarchie)</text:span></text:p>
      <text:p text:style-name="P4"><text:span text:style-name="T4"><text:s/>un message envoyéa un objetest composé de la methode (appela selecteur) et des parametres effectifs.</text:span></text:p>
      <text:p text:style-name="P4"><text:span text:style-name="T4"><text:tab/>-1 l'effet depend du receveur</text:span></text:p>
      <text:p text:style-name="P4"><text:span text:style-name="T4"><text:tab/>un objet ne peut recevoir un message que si le selecteur appartient à la classe de l'objet ou a une de ses sur-clases.</text:span></text:p>
      <text:p text:style-name="P4"><text:span text:style-name="T4">C1 ← Compte &lt;= new() ;</text:span></text:p>
      <text:p text:style-name="P4"><text:span text:style-name="T4">CE1 ← CE &lt;= new() ;</text:span></text:p>
      <text:p text:style-name="P4"><text:span text:style-name="T4">C1 &lt;= calculeInteret() ; tottalement impossible car C1 n'a pas calculerInteret() ni une sur-classe </text:span></text:p>
      <text:p text:style-name="P4"><text:span text:style-name="T4">CE1 &lt;= calculerInteret() ;</text:span></text:p>
      <text:p text:style-name="P4"><text:span text:style-name="T4"><text:tab/>il est possible d'envoyer deux messages avec le meme selecteur a deux objets differents qui ne sont pas de la meme classe. Chaque classe implementant sa propre methode</text:span></text:p>
      <text:p text:style-name="P4"><text:span text:style-name="T4">Classe CoffreFort</text:span></text:p>
      <text:p text:style-name="P4"><text:span text:style-name="T4">somme : nbre</text:span></text:p>
      <text:p text:style-name="P4"><text:span text:style-name="T4">deposer (x : nbre)</text:span></text:p>
      <text:p text:style-name="P4"><text:span text:style-name="T4">somme ← somme+ x</text:span></text:p>
      <text:p text:style-name="P4"><text:span text:style-name="T4"/></text:p>
      <text:p text:style-name="P4"><text:span text:style-name="T4">CF1 ← CoffreFort &lt;= new() ;</text:span></text:p>
      <text:p text:style-name="P4"><text:span text:style-name="T4">CF1 &lt;= deposer (1000) ;</text:span></text:p>
      <text:p text:style-name="P4"><text:span text:style-name="T4">C1 &lt;= deposer (10)</text:span></text:p>
      <text:p text:style-name="P4"><text:span text:style-name="T4"/></text:p>
      <text:list xml:id="list891324890" text:style-name="L10">
        <text:list-item>
          <text:list>
            <text:list-item>
              <text:p text:style-name="P25"><text:span text:style-name="T4">2 l'effet depend de la hierarchie d'heritage</text:span></text:p>
            </text:list-item>
          </text:list>
        </text:list-item>
      </text:list>
      <text:p text:style-name="P4"><text:span text:style-name="T4"><text:tab/>regle :</text:span></text:p>
      <text:p text:style-name="P4"><text:span text:style-name="T4"><text:tab/>Lorsqu'un objet reçoit un message de selecteur M, il recherche d'abord la methode de nom M dans sa classe, puis s'il ne la trouve pas, il recherche en remontant dansla hierarchie des clases heritées.</text:span></text:p>
      <text:p text:style-name="P4"><text:span text:style-name="T4"/></text:p>
      <text:p text:style-name="P4"><text:span text:style-name="T4">CE1 &lt;= deposer (500) ; il utilsela methode de la classe Compte puisqu »elle n'existe pas dans sa classe</text:span></text:p>
      <text:p text:style-name="P4"><text:span text:style-name="T4"/></text:p>
      <text:list xml:id="list1642528486" text:style-name="L11">
        <text:list-item>
          <text:list>
            <text:list-item>
              <text:p text:style-name="P26"><text:span text:style-name="T4">3 la composition de messages</text:span></text:p>
            </text:list-item>
          </text:list>
        </text:list-item>
      </text:list>
      <text:p text:style-name="P4"><text:span text:style-name="T4"><text:tab/>Lorsqu'un message envoye a un objet retourne un objet qui lui meme reçoit un message, on dit qu'il y a composition de message.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4">Banque</text:p>
          </table:table-cell>
        </table:table-row>
        <table:table-row>
          <table:table-cell table:style-name="Tableau6.A2" office:value-type="string">
            <text:p text:style-name="P33">Nom : chaine</text:p>
            <text:p text:style-name="P33">lesComptes : DICO</text:p>
          </table:table-cell>
        </table:table-row>
        <table:table-row>
          <table:table-cell table:style-name="Tableau6.A2" office:value-type="string">
            <text:p text:style-name="P33">OuvrirCompte(N : nbre)</text:p>
            <text:p text:style-name="P33">avoirSolde(N : nbre) //numero du compte</text:p>
            <text:p text:style-name="P33">deposer(S nbre , N : nbre) // une somme sur un compte </text:p>
            <text:p text:style-name="P33">retirer (S nbre , N : nbre)</text:p>
          </table:table-cell>
        </table:table-row>
      </table:table>
      <text:p text:style-name="P4"><text:soft-page-break/><text:span text:style-name="T3">En LOLO</text:span></text:p>
      <text:p text:style-name="P4"><text:span text:style-name="T4">Classe Banque</text:span></text:p>
      <text:p text:style-name="P4"><text:span text:style-name="T4">lesComptes : DICO</text:span></text:p>
      <text:p text:style-name="P4"><text:span text:style-name="T4">Methode ouvrirCompte (N, nbre)</text:span></text:p>
      <text:p text:style-name="P4"><text:span text:style-name="T4"><text:tab/>lesComptes &lt;= atPut (n : nbre, Compte &lt;=new() )</text:span></text:p>
      <text:p text:style-name="P4"><text:span text:style-name="T4">Methode deposer (Somme : nbre, N : nbre)</text:span></text:p>
      <text:p text:style-name="P4"><text:span text:style-name="T4"><text:tab/>lesComptes &lt;= at (numero) &lt;= deposer (uneSomme)</text:span></text:p>
      <text:p text:style-name="P4"><text:span text:style-name="T4">Methode retirer (Somme : nbre , N : nbre)</text:span></text:p>
      <text:p text:style-name="P4"><text:span text:style-name="T4"><text:tab/>lesComptes &lt;= at (numero) &lt;= retirer (uneSommme)</text:span></text:p>
      <text:p text:style-name="P4"><text:span text:style-name="T4">Methode avoirSolde(N nbre) : nbre</text:span></text:p>
      <text:p text:style-name="P4"><text:span text:style-name="T4"><text:tab/>return lesComptes &lt;= at(numero) &lt;= avoirSolde()</text:span></text:p>
      <text:p text:style-name="P4"><text:span text:style-name="T4">fin</text:span></text:p>
      <text:p text:style-name="P4"><text:span text:style-name="T4">// on utilise la clase DICO avec atPut et at</text:span></text:p>
      <text:p text:style-name="P4"><text:span text:style-name="T4"/></text:p>
      <text:p text:style-name="P4"><text:span text:style-name="T4">Bob ← Banque &lt;= new() :</text:span></text:p>
      <text:p text:style-name="P4"><text:span text:style-name="T4">Bob &lt;= ouvrirCompte (101) :</text:span></text:p>
      <text:p text:style-name="P4"><text:span text:style-name="T4">Bob &lt;= ouvrirCompte (102) ;</text:span></text:p>
      <text:p text:style-name="P4"><text:span text:style-name="T4">Bob &lt;= deposer (5000,101) ;</text:span></text:p>
      <text:p text:style-name="P4"><text:span text:style-name="T4">Bon &lt;= deposer (2000,102) ;</text:span></text:p>
      <text:p text:style-name="P4"><text:span text:style-name="T4">Bob &lt;= retirer (500,101) ;</text:span></text:p>
      <text:p text:style-name="P4"><text:span text:style-name="T4">X ← Bob &lt;= avoirSolde (101) ;</text:span></text:p>
      <text:p text:style-name="P4"><text:span text:style-name="T4"/></text:p>
      <text:p text:style-name="P4"><text:span text:style-name="T4">//on rajoute maintenant la possibilite de creer aussi ds compres epargnes dans la banque</text:span></text:p>
      <text:p text:style-name="P4"><text:span text:style-name="T4">Methode ouvrirCE (N : nbre, T : nbre)</text:span></text:p>
      <text:p text:style-name="P4"><text:span text:style-name="T4"><text:tab/>lesComptes &lt;= atPut (N, CE &lt;= new() ) ;</text:span></text:p>
      <text:p text:style-name="P4"><text:span text:style-name="T4"><text:tab/>lesComptes &lt;= at (N ).taux ← T</text:span></text:p>
      <text:p text:style-name="P4"><text:span text:style-name="T4"/></text:p>
      <text:p text:style-name="P4"><text:span text:style-name="T4">Bob &lt;= ouvrirCE (103, 3%) ;</text:span></text:p>
      <text:p text:style-name="P4"><text:span text:style-name="T4">Bob &lt;= deposer (100, 103) ;</text:span></text:p>
      <text:p text:style-name="P4"><text:span text:style-name="T4"/></text:p>
      <text:list xml:id="list1606983630" text:style-name="L12">
        <text:list-item>
          <text:list>
            <text:list-item>
              <text:p text:style-name="P27"><text:span text:style-name="T4">4 les messages à soi-même</text:span></text:p>
              <text:p text:style-name="P27"><text:span text:style-name="T4"/></text:p>
              <text:list>
                <text:list-header>
                  <text:p text:style-name="P27"><text:span text:style-name="T4">Les objets ont besoin de s'envoyer un message à eux-même</text:span></text:p>
                  <text:list>
                    <text:list-header>
                      <text:p text:style-name="P27"><text:span text:style-name="T4">pour appeler une methode sur le même objet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4"><text:span text:style-name="T4"><text:tab/><text:tab/>Il existe une variable pour cela appelé</text:span></text:p>
      <text:p text:style-name="P4"><text:span text:style-name="T4"><text:tab/><text:tab/><text:tab/></text:span><text:span text:style-name="T3">self </text:span><text:span text:style-name="T4">(en langage smalltalk)</text:span></text:p>
      <text:p text:style-name="P4"><text:span text:style-name="T4"><text:tab/><text:tab/><text:tab/></text:span><text:span text:style-name="T3">this</text:span><text:span text:style-name="T4"> (en C++ et java)</text:span></text:p>
      <text:p text:style-name="P4"><text:span text:style-name="T4">Dans la classe compte on va rajouter une methode virer :</text:span></text:p>
      <text:p text:style-name="P4"><text:span text:style-name="T4">Compte</text:span></text:p>
      <text:p text:style-name="P4"><text:span text:style-name="T4">Methode virer (somme : nbre, vers : compte)</text:span></text:p>
      <text:p text:style-name="P4"><text:span text:style-name="T4"><text:tab/></text:span><text:span text:style-name="T3">Self</text:span><text:span text:style-name="T4"> &lt;= retirer (somme) ;</text:span></text:p>
      <text:p text:style-name="P4"><text:span text:style-name="T4"><text:tab/>vers &lt;= deposer (somme) ;</text:span></text:p>
      <text:p text:style-name="P4"><text:span text:style-name="T4">fin</text:span></text:p>
      <text:p text:style-name="P4"><text:span text:style-name="T4"><text:s/></text:span></text:p>
      <text:p text:style-name="P4"><text:span text:style-name="T4">C1 ← Compte &lt;= new() ;</text:span></text:p>
      <text:p text:style-name="P4"><text:span text:style-name="T4">C2 ← Compte &lt;= nex() ;</text:span></text:p>
      <text:p text:style-name="P4"><text:span text:style-name="T4">C1 &lt;= deposer(100) ;</text:span></text:p>
      <text:p text:style-name="P4"><text:span text:style-name="T4">C1 &lt;= virer (50, C2) ;</text:span></text:p>
      <text:p text:style-name="P4"><text:span text:style-name="T4"/></text:p>
      <text:list xml:id="list706003121" text:style-name="L13">
        <text:list-item>
          <text:p text:style-name="P30"><text:span text:style-name="T9">5 les methodes quasi-generiques</text:span></text:p>
        </text:list-item>
      </text:list>
      <text:p text:style-name="P29"><text:span text:style-name="T9"><text:tab/><text:tab/></text:span></text:p>
      <text:p text:style-name="P29"><text:span text:style-name="T9"><text:tab/><text:tab/>grâce à l'heritage et auto referencement (this)</text:span></text:p>
      <text:p text:style-name="P29"><text:span text:style-name="T9"><text:tab/><text:tab/>On peut definir des methodes attachees à une classe independantes de leurs realisations dans <text:tab/><text:tab/>des sous classes.</text:span></text:p>
      <text:p text:style-name="P29"><text:span text:style-name="T9"/></text:p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31"><text:span text:style-name="T9">Classe Graphic</text:span></text:p>
          </table:table-cell>
        </table:table-row>
        <table:table-row>
          <table:table-cell table:style-name="Tableau7.A2" office:value-type="string">
            <text:p text:style-name="P32">X1:nbre</text:p>
            <text:p text:style-name="P32">X2 : nbre</text:p>
            <text:p text:style-name="P32">Y1 : nbre</text:p>
            <text:p text:style-name="P32">Y2 : nbre</text:p>
          </table:table-cell>
        </table:table-row>
        <table:table-row>
          <table:table-cell table:style-name="Tableau7.A2" office:value-type="string">
            <text:p text:style-name="P32">Deplacer()</text:p>
            <text:p text:style-name="P32">translaterCoordonnées()</text:p>
          </table:table-cell>
        </table:table-row>
      </table:table>
      <text:p text:style-name="P29"><text:span text:style-name="T9"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3">Fenetre (sous classe de Graphic)</text:p>
          </table:table-cell>
        </table:table-row>
        <table:table-row>
          <table:table-cell table:style-name="Tableau8.A2" office:value-type="string">
            <text:p text:style-name="P33">Bandeau : chaine</text:p>
          </table:table-cell>
        </table:table-row>
        <table:table-row>
          <table:table-cell table:style-name="Tableau8.A2" office:value-type="string">
            <text:p text:style-name="P33">Visualiser()</text:p>
            <text:p text:style-name="P33">effacer()</text:p>
          </table:table-cell>
        </table:table-row>
      </table:table>
      <text:p text:style-name="P4"><text:span text:style-name="T4"/></text:p>
      <text:p text:style-name="P4"><text:span text:style-name="T4"/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3">Icone (sous classe de Graphic)</text:p>
          </table:table-cell>
        </table:table-row>
        <table:table-row>
          <table:table-cell table:style-name="Tableau9.A2" office:value-type="string">
            <text:p text:style-name="P33">tablePixel : </text:p>
          </table:table-cell>
        </table:table-row>
        <table:table-row>
          <table:table-cell table:style-name="Tableau9.A2" office:value-type="string">
            <text:p text:style-name="P33">Visualiser()</text:p>
            <text:p text:style-name="P33">effacer()</text:p>
          </table:table-cell>
        </table:table-row>
      </table:table>
      <text:p text:style-name="P4"><text:span text:style-name="T4"/></text:p>
      <text:p text:style-name="P4"><text:span text:style-name="T4"/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3">Polygone (sous classe de Graphic)</text:p>
          </table:table-cell>
        </table:table-row>
        <table:table-row>
          <table:table-cell table:style-name="Tableau10.A2" office:value-type="string">
            <text:p text:style-name="P33">TableVecteur :</text:p>
          </table:table-cell>
        </table:table-row>
        <table:table-row>
          <table:table-cell table:style-name="Tableau10.A2" office:value-type="string">
            <text:p text:style-name="P33">Visualiser()</text:p>
            <text:p text:style-name="P33">effacer()</text:p>
          </table:table-cell>
        </table:table-row>
      </table:table>
      <text:p text:style-name="P4"><text:span text:style-name="T4"><text:tab/></text:span></text:p>
      <text:p text:style-name="P4"><text:span text:style-name="T4">Classe Graphic</text:span></text:p>
      <text:p text:style-name="P4"><text:span text:style-name="T4">X1 : nbre, X2 : nbre, Y1 : nbre, Y2 : nbre</text:span></text:p>
      <text:p text:style-name="P4"><text:span text:style-name="T4">Methode deplacer(XX : nbre, YY:nbre)</text:span></text:p>
      <text:p text:style-name="P4"><text:span text:style-name="T4"><text:tab/>self &lt;= effacer() ;</text:span></text:p>
      <text:p text:style-name="P4"><text:span text:style-name="T4"><text:tab/>self &lt;= translatercoordonnées (xx, yy) ;</text:span></text:p>
      <text:p text:style-name="P4"><text:span text:style-name="T4"><text:tab/>self &lt;= visualier()</text:span></text:p>
      <text:p text:style-name="P4"><text:span text:style-name="T4">Methode TranslaterCoordonnées (xx : nbre, YY : nbre)</text:span></text:p>
      <text:p text:style-name="P4"><text:span text:style-name="T4">X1=X1=XX ; <text:s/>X2=X2+XX ; Y1=Y1+YY ; Y2=Y2+YY ;</text:span></text:p>
      <text:p text:style-name="P4"><text:span text:style-name="T4">fin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><text:span text:style-name="T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01cm" fo:margin-top="1.401cm" fo:margin-bottom="1.401cm" fo:margin-left="1.401cm" fo:margin-right="1.4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09T13:55:53</meta:creation-date>
    <dc:date>2012-10-16T16:52:45</dc:date>
    <dc:creator>Compte etudiant</dc:creator>
    <meta:editing-duration>PT6H31M49S</meta:editing-duration>
    <meta:editing-cycles>9</meta:editing-cycles>
    <meta:generator>LibreOffice/3.5$Linux_x86 LibreOffice_project/350m1$Build-2</meta:generator>
    <meta:document-statistic meta:table-count="10" meta:image-count="0" meta:object-count="0" meta:page-count="7" meta:paragraph-count="292" meta:word-count="1760" meta:character-count="10122" meta:non-whitespace-character-count="8594"/>
  </office:meta>
</office:document-meta>
</file>